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9A2770FFE5272E7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_20_1" style:repeat="repeat" draw:textarea-horizontal-align="justify" draw:textarea-vertical-align="middle" draw:auto-grow-height="false" fo:min-height="4.523cm" fo:min-width="11.185cm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0.511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0.257cm" fo:min-width="11.1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5.034cm" fo:min-width="11.13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666666" draw:textarea-horizontal-align="justify" draw:textarea-vertical-align="middle" draw:auto-grow-height="false" fo:min-height="1.478cm" fo:min-width="2.49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.4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1.4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.498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10" style:family="graphic" style:parent-style-name="Arrow_20_Line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642cm" fo:min-width="0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641cm" fo:min-width="0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717cm" fo:min-width="2.498cm" fo:padding-top="0.15cm" fo:padding-bottom="0.15cm" fo:padding-left="0.275cm" fo:padding-right="0.275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2.548cm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39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Bitmap_20_1" style:repeat="repeat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5cm" svg:height="4.773cm" svg:x="1.257cm" svg:y="0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761cm" svg:x="9.884cm" svg:y="2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5cm" svg:height="0.507cm" svg:x="1.292cm" svg:y="4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685cm" svg:height="5.334cm" svg:x="1.257cm" svg:y="0.1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6cm" svg:height="1.778cm" svg:x="9.888cm" svg:y="3.70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917cm" svg:height="1.673cm" svg:x="1.257cm" svg:y="0.154cm">
          <draw:text-box>
            <text:p>Vapor <text:line-break/>(reservoir 3)</text:p>
          </draw:text-box>
        </draw:frame>
        <draw:frame draw:style-name="gr7" draw:text-style-name="P6" draw:layer="layout" svg:width="3.919cm" svg:height="1.673cm" svg:x="1.255cm" svg:y="2.688cm">
          <draw:text-box>
            <text:p>Water<text:line-break/>(reservoir 2)</text:p>
          </draw:text-box>
        </draw:frame>
        <draw:frame draw:style-name="gr8" draw:text-style-name="P6" draw:layer="layout" svg:width="3.919cm" svg:height="1.673cm" svg:x="8.89cm" svg:y="0.127cm">
          <draw:text-box>
            <text:p>Water<text:line-break/>(reservoir 1)</text:p>
          </draw:text-box>
        </draw:frame>
        <draw:line draw:style-name="gr9" draw:text-style-name="P7" draw:layer="layout" svg:x1="2.019cm" svg:y1="4.272cm" svg:x2="2.273cm" svg:y2="5.331cm">
          <text:p/>
        </draw:line>
        <draw:measure draw:style-name="gr10" draw:text-style-name="P9" draw:layer="measurelines" svg:x1="0cm" svg:y1="4.957cm" svg:x2="0.002cm" svg:y2="5.467cm">
          <text:p text:style-name="P8"><text:span text:style-name="T1">h</text:span><text:span text:style-name="T2">2</text:span></text:p>
        </draw:measure>
        <draw:measure draw:style-name="gr10" draw:text-style-name="P3" draw:layer="measurelines" svg:x1="13.095cm" svg:y1="2.946cm" svg:x2="13.095cm" svg:y2="3.707cm">
          <text:p text:style-name="P10">h<text:span text:style-name="T3">1</text:span></text:p>
        </draw:measure>
        <draw:custom-shape draw:style-name="gr11" draw:text-style-name="P11" draw:layer="layout" svg:width="0.508cm" svg:height="1.018cm" svg:x="7.606cm" svg:y="4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0.508cm" svg:height="1.017cm" draw:transform="rotate (-3.14159265358979) translate (8.622cm 5.33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3" draw:text-style-name="P4" draw:layer="layout" svg:width="3.048cm" svg:height="1.017cm" svg:x="9.889cm" svg:y="2.6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3.048cm" svg:height="0.065cm" svg:x="9.857cm" svg:y="2.663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7" draw:layer="layout" svg:x1="10.147cm" svg:y1="1.724cm" svg:x2="11.163cm" svg:y2="3.353cm">
          <text:p/>
        </draw:line>
        <draw:custom-shape draw:style-name="gr15" draw:text-style-name="P11" draw:layer="layout" svg:width="0.508cm" svg:height="1.014cm" svg:x="11.508cm" svg:y="2.2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0.508cm" svg:height="1.014cm" draw:transform="rotate (-3.14159265358979) translate (12.524cm 3.3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3" draw:layer="layout" svg:width="16.799cm" svg:height="12.29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9A2770FFE5272E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275cm" fo:page-height="6.14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874cm" svg:x="1cm" svg:y="4.335cm"/>
      <draw:page-thumbnail draw:layer="backgroundobjects" svg:width="8.999cm" svg:height="3.874cm" svg:x="1cm" svg:y="12.911cm"/>
      <draw:page-thumbnail draw:layer="backgroundobjects" svg:width="8.999cm" svg:height="3.874cm" svg:x="1cm" svg:y="21.487cm"/>
      <draw:page-thumbnail draw:layer="backgroundobjects" svg:width="8.999cm" svg:height="3.874cm" svg:x="11cm" svg:y="4.335cm"/>
      <draw:page-thumbnail draw:layer="backgroundobjects" svg:width="8.999cm" svg:height="3.874cm" svg:x="11cm" svg:y="12.911cm"/>
      <draw:page-thumbnail draw:layer="backgroundobjects" svg:width="8.999cm" svg:height="3.874cm" svg:x="11cm" svg:y="21.487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4cm" svg:x="1.398cm" svg:y="14.34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6cm" svg:height="1.084cm" svg:x="9.575cm" svg:y="14.34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4cm" svg:height="1.084cm" svg:x="20.075cm" svg:y="14.34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2-01-26T06:29:04.932265829</meta:creation-date>
    <dc:date>2022-01-26T06:54:00.519613035</dc:date>
    <dc:creator>Lubos Polerecky</dc:creator>
    <meta:editing-duration>PT24M52S</meta:editing-duration>
    <meta:editing-cycles>8</meta:editing-cycles>
    <meta:generator>LibreOffice/6.4.6.2$Linux_X86_64 LibreOffice_project/0ce51a4fd21bff07a5c061082cc82c5ed232f115</meta:generator>
    <meta:document-statistic meta:object-count="42"/>
  </office:meta>
</office:document-meta>
</file>